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entAggregato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ContentAggreg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ContentAggregator.endElem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.Element( String name , String namespac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ntentAggregator.startElement( String namespaceURI , String localName , String raw , Attributes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ContentAggreg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ntentAggregator.recyc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ContentAggregator.ge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aultContentAggregator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t.Part( String uri , Element element , String strip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ntentAggregato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ContentAggregato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tentAggregator.endElement( String namespaceURI , String localName , String ra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ContentAggregator.startElem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ntentAggregator.setRootElement( String element , String namespace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ntentAggreg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Aggregator.addPart( String uri , String element , String namespace , String stripRootElement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